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Liberation Sans Narrow" fo:font-size="38pt" fo:text-shadow="none" fo:font-weight="bold" style:font-name-asian="Segoe UI" style:font-size-asian="38pt" style:font-weight-asian="bold" style:font-name-complex="Segoe UI" style:font-size-complex="38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Liberation Sans Narrow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text-shadow="none" fo:font-weight="bold" style:font-name-asian="Segoe UI" style:font-size-asian="10pt" style:font-weight-asian="bold" style:font-name-complex="Segoe UI" style:font-size-complex="10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Liberation Sans Narrow" fo:font-size="38pt" fo:text-shadow="none" fo:font-weight="bold" style:font-name-asian="Segoe UI" style:font-size-asian="38pt" style:font-weight-asian="bold" style:font-name-complex="Segoe UI" style:font-size-complex="38pt" style:font-weight-complex="bold"/>
    </style:style>
    <style:style style:name="T5" style:family="text">
      <style:text-properties fo:color="#ffffff" style:font-name="Liberation Sans Narrow" fo:font-size="38pt" fo:text-shadow="1pt 1pt" fo:font-weight="normal" style:font-name-asian="Segoe UI" style:font-size-asian="38pt" style:font-weight-asian="normal" style:font-name-complex="Segoe UI" style:font-size-complex="38pt" style:font-weight-complex="normal"/>
    </style:style>
    <style:style style:name="T6" style:family="text">
      <style:text-properties fo:color="#000000" style:font-name="Liberation Sans Narrow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7" style:family="text">
      <style:text-properties fo:color="#000000" style:font-name="Liberation Sans Narrow" fo:font-size="40pt" fo:text-shadow="none" fo:font-weight="bold" style:font-name-asian="Segoe UI" style:font-size-asian="40pt" style:font-weight-asian="bold" style:font-name-complex="Segoe UI" style:font-size-complex="40pt" style:font-weight-complex="bold"/>
    </style:style>
    <style:style style:name="T8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9" style:family="text">
      <style:text-properties fo:color="#000000" style:font-name="Segoe UI1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10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style:style style:name="T11" style:family="text">
      <style:text-properties fo:color="#000000" style:font-name="Segoe UI1" fo:font-size="40pt" fo:text-shadow="none" fo:font-weight="normal" style:font-name-asian="Segoe UI" style:font-size-asian="40pt" style:font-weight-asian="normal" style:font-name-complex="Segoe UI" style:font-size-complex="40pt" style:font-weight-complex="normal"/>
    </style:style>
    <style:style style:name="T12" style:family="text">
      <style:text-properties fo:color="#000000" style:font-name="Segoe UI1" fo:font-size="40pt" fo:text-shadow="none" fo:font-weight="bold" style:font-name-asian="Segoe UI" style:font-size-asian="40pt" style:font-weight-asian="bold" style:font-name-complex="Segoe UI" style:font-size-complex="40pt" style:font-weight-complex="bold"/>
    </style:style>
    <style:style style:name="T13" style:family="text">
      <style:text-properties fo:color="#ffffff" style:font-name="Segoe UI1" fo:font-size="16pt" fo:text-shadow="1pt 1pt" style:font-name-asian="Segoe UI" style:font-size-asian="16pt" style:font-name-complex="Segoe UI" style:font-size-complex="16pt"/>
    </style:style>
    <style:style style:name="T14" style:family="text">
      <style:text-properties fo:color="#000000" style:font-name="Segoe UI Semibold" fo:font-size="20pt" fo:text-shadow="none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HYMN #536</text:span></text:p>
            <text:p text:style-name="P1"><text:span text:style-name="T2">“</text:span><text:span text:style-name="T2">One Thing's Needfu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draw:frame draw:style-name="gr3" draw:text-style-name="P4" draw:layer="layout" svg:width="25.4cm" svg:height="6.858cm" svg:x="1.524cm" svg:y="0.508cm">
          <draw:text-box>
            <text:p text:style-name="P1"><text:span text:style-name="T3">1. </text:span><text:span text:style-name="T4">One thing’s needful; Lord, this treasure</text:span><text:span text:style-name="T4"><text:line-break/></text:span><text:span text:style-name="T4">Teach me highly to regard.</text:span><text:span text:style-name="T4"><text:line-break/></text:span><text:span text:style-name="T4">All else, though it first give pleasure,</text:span><text:span text:style-name="T4"><text:line-break/></text:span><text:span text:style-name="T4">Is a yoke that presses ha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>
        <draw:frame draw:style-name="gr3" draw:text-style-name="P5" draw:layer="layout" svg:width="25.654cm" svg:height="6.858cm" svg:x="1.27cm" svg:y="0.508cm">
          <draw:text-box>
            <text:p text:style-name="P1"><text:span text:style-name="T4">Beneath it the heart is still fretting and striving,</text:span><text:span text:style-name="T4"><text:line-break/></text:span><text:span text:style-name="T4">No true, lasting happiness ever deriving.</text:span><text:span text:style-name="T4"><text:line-break/></text:span><text:span text:style-name="T4">This one thing is needful; all others are vain-</text:span><text:span text:style-name="T4"><text:line-break/></text:span><text:span text:style-name="T4">I count all but loss that I Christ may obtai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">
        <draw:frame draw:style-name="gr3" draw:text-style-name="P6" draw:layer="layout" svg:width="25.908cm" svg:height="6.858cm" svg:x="1.016cm" svg:y="0.762cm">
          <draw:text-box>
            <text:p text:style-name="P1"><text:span text:style-name="T3">2. </text:span><text:span text:style-name="T4">How were Mary’s thoughts devoted</text:span><text:span text:style-name="T4"><text:line-break/></text:span><text:span text:style-name="T4">Her eternal joy to find</text:span><text:span text:style-name="T4"><text:line-break/></text:span><text:span text:style-name="T4">As intent each word she noted,</text:span><text:span text:style-name="T4"><text:line-break/></text:span><text:span text:style-name="T4">At her Savior’s feet reclined!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1">
        <draw:frame draw:style-name="gr4" draw:text-style-name="P7" draw:layer="layout" svg:width="26.416cm" svg:height="6.604cm" svg:x="1.016cm" svg:y="0.762cm">
          <draw:text-box>
            <text:p text:style-name="P1"><text:span text:style-name="T6">How kindled her heart, how devout was its feeling,</text:span><text:span text:style-name="T6"><text:line-break/></text:span><text:span text:style-name="T6">While hearing the lessons that Christ was revealing!</text:span><text:span text:style-name="T6"><text:line-break/></text:span><text:span text:style-name="T6">All earthly concerns she forgot for her Lord</text:span><text:span text:style-name="T6"><text:line-break/></text:span><text:span text:style-name="T6">And found her contentment in hearing His W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1">
        <draw:frame draw:style-name="gr5" draw:text-style-name="P5" draw:layer="layout" svg:width="25.4cm" svg:height="6.739cm" svg:x="1.27cm" svg:y="0.508cm">
          <draw:text-box>
            <text:p text:style-name="P1"><text:span text:style-name="T3">3.</text:span><text:span text:style-name="T3"><text:tab/></text:span><text:span text:style-name="T7">Wisdom’s highest, noblest treasure,</text:span><text:span text:style-name="T7"><text:line-break/></text:span><text:span text:style-name="T7">Jesus, is revealed in You.</text:span><text:span text:style-name="T7"><text:line-break/></text:span><text:span text:style-name="T7">Let me find in You my pleasure,</text:span><text:span text:style-name="T7"><text:line-break/></text:span><text:span text:style-name="T7">And my wayward will subdu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1">
        <draw:frame draw:style-name="gr6" draw:text-style-name="P6" draw:layer="layout" svg:width="25.4cm" svg:height="6.415cm" svg:x="1.27cm" svg:y="0.762cm">
          <draw:text-box>
            <text:p text:style-name="P1"><text:span text:style-name="T4">Humility there and simplicity reigning,</text:span><text:span text:style-name="T4"><text:line-break/></text:span><text:span text:style-name="T4">In paths of true wisdom my steps ever training.</text:span><text:span text:style-name="T4"><text:line-break/></text:span><text:span text:style-name="T4">If I learn from Jesus this knowledge divine,</text:span><text:span text:style-name="T4"><text:line-break/></text:span><text:span text:style-name="T4">The blessing of heavenly wisdom is mine. </text:span><text:span text:style-name="T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1">
        <draw:frame draw:style-name="gr5" draw:text-style-name="P9" draw:layer="layout" svg:width="26.416cm" svg:height="6.739cm" svg:x="1.018cm" svg:y="0.762cm">
          <draw:text-box>
            <text:p text:style-name="P1"><text:span text:style-name="T9">4. </text:span><text:span text:style-name="T7">Nothing have I, Christ, to offer,</text:span><text:span text:style-name="T7"><text:line-break/></text:span><text:span text:style-name="T7">You alone, my highest good.</text:span><text:span text:style-name="T7"><text:line-break/></text:span><text:span text:style-name="T7">Nothing have I, Lord, to proffer</text:span><text:span text:style-name="T7"><text:line-break/></text:span><text:span text:style-name="T7">But Your crimson-colored bl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1">
        <draw:frame draw:style-name="gr7" draw:text-style-name="P6" draw:layer="layout" svg:width="26.416cm" svg:height="7.478cm" svg:x="1.018cm" svg:y="0.762cm">
          <draw:text-box>
            <text:p text:style-name="P1"><text:span text:style-name="T6">Your death on the cross has death wholly defeated</text:span><text:span text:style-name="T6"><text:line-break/></text:span><text:span text:style-name="T6">And thereby my righteousness fully completed;</text:span><text:span text:style-name="T6"><text:line-break/></text:span><text:span text:style-name="T6">Salvation’s white raiments I there did obtain,</text:span><text:span text:style-name="T6"><text:line-break/></text:span><text:span text:style-name="T6">And in them in glory with You I shall reign.</text:span><text:span text:style-name="T8"> 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1">
        <draw:frame draw:style-name="gr8" draw:text-style-name="P6" draw:layer="layout" svg:width="24.892cm" svg:height="7.755cm" svg:x="1.27cm" svg:y="0.762cm">
          <draw:text-box>
            <text:p text:style-name="P1"><text:span text:style-name="T9">5.</text:span><text:span text:style-name="T11"> </text:span><text:span text:style-name="T12">Therefore You alone, my Savior,</text:span><text:span text:style-name="T12"><text:line-break/></text:span><text:span text:style-name="T12">Shall be all in all to me;</text:span><text:span text:style-name="T12"><text:line-break/></text:span><text:span text:style-name="T12">Search my heart and my behavior,</text:span><text:span text:style-name="T12"><text:line-break/></text:span><text:span text:style-name="T12">Root out all hypocrisy.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">
        <draw:frame draw:style-name="gr9" draw:text-style-name="P6" draw:layer="layout" svg:width="25.654cm" svg:height="12.953cm" svg:x="0.762cm" svg:y="0.698cm">
          <draw:text-box>
            <text:p text:style-name="P1"><text:span text:style-name="T4">Through all my life’s pilgrimage, guard and uphold me, <text:s text:c="45"/></text:span><text:span text:style-name="T4"><text:line-break/></text:span><text:span text:style-name="T4">In loving forgiveness, O Jesus, enfold me.</text:span><text:span text:style-name="T4"><text:line-break/></text:span><text:span text:style-name="T4">This one thing is needful; all others are vain—</text:span><text:span text:style-name="T4"><text:line-break/></text:span><text:span text:style-name="T4">I count all but loss that I Christ may obtain!</text:span></text:p>
            <text:p text:style-name="P10"><text:span text:style-name="T4"><text:line-break/></text:span><text:span text:style-name="T4"/></text:p>
            <text:p text:style-name="P10"><text:span text:style-name="T13"><text:s text:c="8"/></text:span><text:span text:style-name="T14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22:28:42.275000000</meta:creation-date>
    <dc:date>2018-10-17T21:04:52.387000000</dc:date>
    <meta:editing-duration>PT9M17S</meta:editing-duration>
    <meta:editing-cycles>8</meta:editing-cycles>
    <meta:generator>LibreOffice/6.0.6.2$Windows_X86_64 LibreOffice_project/0c292870b25a325b5ed35f6b45599d2ea4458e77</meta:generator>
    <meta:document-statistic meta:object-count="65"/>
  </office:meta>
</office:document-meta>
</file>